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</office:event-listeners>
  </office:scripts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Tahoma5" svg:font-family="Tahoma"/>
    <style:font-face style:name="Courier New1" svg:font-family="'Courier New'" style:font-family-generic="modern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6" style:family="table">
      <style:table-properties style:width="17.009cm" fo:margin-left="0cm" fo:margin-right="-0.009cm" table:align="margins" style:writing-mode="lr-tb"/>
    </style:style>
    <style:style style:name="Tableau6.A" style:family="table-column">
      <style:table-column-properties style:column-width="1.005cm" style:rel-column-width="3873*"/>
    </style:style>
    <style:style style:name="Tableau6.B" style:family="table-column">
      <style:table-column-properties style:column-width="16.004cm" style:rel-column-width="61662*"/>
    </style:style>
    <style:style style:name="Tableau6.1" style:family="table-row">
      <style:table-row-properties style:min-row-height="1.455cm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7.013cm" fo:margin-left="0cm" fo:margin-right="-0.012cm" table:align="margins" style:writing-mode="lr-tb"/>
    </style:style>
    <style:style style:name="Tableau1.A" style:family="table-column">
      <style:table-column-properties style:column-width="0.953cm" style:rel-column-width="3669*"/>
    </style:style>
    <style:style style:name="Tableau1.B" style:family="table-column">
      <style:table-column-properties style:column-width="16.06cm" style:rel-column-width="61866*"/>
    </style:style>
    <style:style style:name="Tableau1.A1" style:family="table-cell">
      <style:table-cell-properties fo:padding="0cm" fo:border="none"/>
    </style:style>
    <style:style style:name="Tableau1.2" style:family="table-row">
      <style:table-row-properties style:min-row-height="0.259cm"/>
    </style:style>
    <style:style style:name="Tableau7" style:family="table">
      <style:table-properties style:width="17.013cm" fo:margin-left="0cm" fo:margin-right="-0.012cm" table:align="margins" style:writing-mode="lr-tb"/>
    </style:style>
    <style:style style:name="Tableau7.A" style:family="table-column">
      <style:table-column-properties style:column-width="1.482cm" style:rel-column-width="5707*"/>
    </style:style>
    <style:style style:name="Tableau7.B" style:family="table-column">
      <style:table-column-properties style:column-width="0.926cm" style:rel-column-width="3567*"/>
    </style:style>
    <style:style style:name="Tableau7.C" style:family="table-column">
      <style:table-column-properties style:column-width="14.605cm" style:rel-column-width="56261*"/>
    </style:style>
    <style:style style:name="Tableau7.A1" style:family="table-cell">
      <style:table-cell-properties fo:padding="0cm" fo:border="none"/>
    </style:style>
    <style:style style:name="Tableau7.2" style:family="table-row">
      <style:table-row-properties style:min-row-height="0.259cm"/>
    </style:style>
    <style:style style:name="Tableau7.3" style:family="table-row">
      <style:table-row-properties style:min-row-height="0.714cm"/>
    </style:style>
    <style:style style:name="Tableau4" style:family="table">
      <style:table-properties style:width="17.02cm" fo:margin-left="-0.019cm" fo:margin-right="0cm" table:align="margins" style:may-break-between-rows="false" style:writing-mode="lr-tb"/>
    </style:style>
    <style:style style:name="Tableau4.A" style:family="table-column">
      <style:table-column-properties style:column-width="17.02cm" style:rel-column-width="65535*"/>
    </style:style>
    <style:style style:name="Tableau4.1" style:family="table-row">
      <style:table-row-properties style:min-row-height="0.582cm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5" style:family="table">
      <style:table-properties style:width="16.99cm" fo:margin-left="0.03cm" fo:margin-right="0cm" fo:break-before="auto" fo:break-after="auto" table:align="margins" style:may-break-between-rows="false" style:writing-mode="lr-tb"/>
    </style:style>
    <style:style style:name="Tableau5.A" style:family="table-column">
      <style:table-column-properties style:column-width="16.99cm" style:rel-column-width="65535*"/>
    </style:style>
    <style:style style:name="Tableau5.A1" style:family="table-cell">
      <style:table-cell-properties fo:padding="0.097cm" fo:border="0.002cm solid #000000"/>
    </style:style>
    <style:style style:name="Tableau2" style:family="table">
      <style:table-properties style:width="17cm" table:align="margins" style:writing-mode="lr-tb"/>
    </style:style>
    <style:style style:name="Tableau2.A" style:family="table-column">
      <style:table-column-properties style:column-width="1.261cm" style:rel-column-width="4859*"/>
    </style:style>
    <style:style style:name="Tableau2.B" style:family="table-column">
      <style:table-column-properties style:column-width="9.088cm" style:rel-column-width="35031*"/>
    </style:style>
    <style:style style:name="Tableau2.C" style:family="table-column">
      <style:table-column-properties style:column-width="1.482cm" style:rel-column-width="5713*"/>
    </style:style>
    <style:style style:name="Tableau2.D" style:family="table-column">
      <style:table-column-properties style:column-width="5.17cm" style:rel-column-width="19932*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0.423cm"/>
    </style:style>
    <style:style style:name="Tableau3" style:family="table">
      <style:table-properties style:width="17cm" table:align="margins" style:writing-mode="lr-tb"/>
    </style:style>
    <style:style style:name="Tableau3.A" style:family="table-column">
      <style:table-column-properties style:column-width="1.261cm" style:rel-column-width="4859*"/>
    </style:style>
    <style:style style:name="Tableau3.B" style:family="table-column">
      <style:table-column-properties style:column-width="9.088cm" style:rel-column-width="35031*"/>
    </style:style>
    <style:style style:name="Tableau3.C" style:family="table-column">
      <style:table-column-properties style:column-width="1.482cm" style:rel-column-width="5713*"/>
    </style:style>
    <style:style style:name="Tableau3.D" style:family="table-column">
      <style:table-column-properties style:column-width="5.17cm" style:rel-column-width="19932*"/>
    </style:style>
    <style:style style:name="Tableau3.1" style:family="table-row">
      <style:table-row-properties style:min-row-height="0.635cm"/>
    </style:style>
    <style:style style:name="Tableau3.A1" style:family="table-cell">
      <style:table-cell-properties fo:padding="0.097cm" fo:border="none"/>
    </style:style>
    <style:style style:name="Tableau3.2" style:family="table-row">
      <style:table-row-properties style:min-row-height="0.794cm"/>
    </style:style>
    <style:style style:name="Tableau3.3" style:family="table-row">
      <style:table-row-properties style:min-row-height="0.37cm"/>
    </style:style>
    <style:style style:name="P1" style:family="paragraph" style:parent-style-name="Text_20_body">
      <style:text-properties style:font-name="Arial3" fo:font-size="12pt" style:text-underline-style="solid" style:text-underline-width="auto" style:text-underline-color="font-color" fo:font-weight="bold"/>
    </style:style>
    <style:style style:name="P2" style:family="paragraph" style:parent-style-name="Text_20_body">
      <style:paragraph-properties fo:text-align="center" style:justify-single-word="false"/>
      <style:text-properties style:font-name="Arial3" fo:font-size="12pt" style:text-underline-style="solid" style:text-underline-width="auto" style:text-underline-color="font-color" fo:font-weight="bold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rial3" fo:font-size="12pt"/>
    </style:style>
    <style:style style:name="P4" style:family="paragraph" style:parent-style-name="Text_20_body">
      <style:paragraph-properties fo:text-align="center" style:justify-single-word="false"/>
      <style:text-properties fo:font-size="12pt" fo:language="fr" fo:country="BE"/>
    </style:style>
    <style:style style:name="P5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Text_20_body">
      <style:text-properties style:font-name="Verdana1" fo:font-size="10pt" style:font-size-asian="10pt" style:font-size-complex="10pt"/>
    </style:style>
    <style:style style:name="P7" style:family="paragraph" style:parent-style-name="Text_20_body">
      <style:paragraph-properties fo:text-align="center" style:justify-single-word="false"/>
      <style:text-properties style:font-name="Verdana1" fo:font-size="10pt" fo:font-style="italic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Verdana1" fo:font-size="10pt" fo:font-weight="bold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Verdana1" fo:font-size="10pt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Verdana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Verdana1" fo:font-size="18pt" style:text-underline-style="solid" style:text-underline-type="double" style:text-underline-width="auto" style:text-underline-color="font-color" fo:font-weight="bold" style:font-size-asian="18pt" style:font-weight-asian="bold" style:font-size-complex="18pt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Verdana1" fo:font-size="12pt" style:font-size-asian="12pt" style:font-size-complex="12pt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text-properties style:text-underline-style="none" fo:font-weight="normal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Text_20_body">
      <style:paragraph-properties fo:text-align="center" style:justify-single-word="false" fo:background-color="#c0c0c0" style:border-line-width="0.035cm 0.035cm 0.035cm" fo:padding="0cm" fo:border="0.105cm double #000000" style:shadow="none">
        <style:background-image/>
      </style:paragraph-properties>
      <style:text-properties style:font-name="Arial" fo:font-size="6pt" fo:font-weight="bold" style:font-size-asian="6pt" style:font-weight-asian="bold" style:font-size-complex="6pt" style:font-weight-complex="bold"/>
    </style:style>
    <style:style style:name="P21" style:family="paragraph" style:parent-style-name="Text_20_body">
      <style:paragraph-properties fo:text-align="center" style:justify-single-word="false" fo:background-color="#c0c0c0" style:border-line-width="0.035cm 0.035cm 0.035cm" fo:padding="0cm" fo:border="0.105cm double #000000" style:shadow="none">
        <style:background-image/>
      </style:paragraph-properties>
      <style:text-properties fo:color="#000000" style:font-name="Verdana1" fo:font-size="12pt" style:font-size-asian="12pt" style:font-size-complex="12pt"/>
    </style:style>
    <style:style style:name="P22" style:family="paragraph" style:parent-style-name="Text_20_body" style:master-page-name="">
      <style:paragraph-properties fo:text-align="center" style:justify-single-word="false" style:page-number="auto" fo:background-color="#c0c0c0" style:border-line-width="0.035cm 0.035cm 0.035cm" fo:padding="0cm" fo:border="0.105cm double #000000" style:shadow="none">
        <style:background-image/>
      </style:paragraph-properties>
    </style:style>
    <style:style style:name="P23" style:family="paragraph" style:parent-style-name="Text_20_body" style:master-page-name="">
      <style:paragraph-properties fo:text-align="center" style:justify-single-word="false" style:page-number="auto" fo:break-before="page" fo:background-color="#c0c0c0" style:border-line-width="0.035cm 0.035cm 0.035cm" fo:padding="0cm" fo:border="0.105cm double #000000" style:shadow="none">
        <style:background-image/>
      </style:paragraph-properties>
    </style:style>
    <style:style style:name="P24" style:family="paragraph" style:parent-style-name="Standard"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Table_20_Contents">
      <style:text-properties fo:font-size="6pt" style:font-size-asian="6pt" style:font-size-complex="6pt"/>
    </style:style>
    <style:style style:name="P28" style:family="paragraph" style:parent-style-name="Table_20_Contents">
      <style:text-properties fo:font-style="italic" style:font-style-asian="italic" style:font-style-complex="italic"/>
    </style:style>
    <style:style style:name="P29" style:family="paragraph" style:parent-style-name="Text_20_body">
      <style:paragraph-properties fo:text-align="center" style:justify-single-word="false" fo:padding="0.049cm" fo:border="0.018cm solid #000000" style:shadow="none"/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Text_20_body" style:list-style-name="L1"/>
    <style:style style:name="P32" style:family="paragraph" style:parent-style-name="Table_20_Contents" style:master-page-name="annexe">
      <style:paragraph-properties style:page-number="auto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font-name="Verdana1" fo:font-size="10pt" fo:font-style="italic" fo:font-weight="bold" style:font-size-asian="10pt" style:font-weight-asian="bold" style:font-size-complex="10pt" style:font-weight-complex="bold"/>
    </style:style>
    <style:style style:name="T6" style:family="text">
      <style:text-properties fo:color="#000000" style:font-name="Verdana1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T8" style:family="text">
      <style:text-properties fo:color="#000000" style:font-name="Verdana1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0pt" style:text-underline-style="none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214178024" text:id="ct214178024">
          <text:insertion>
            <office:change-info>
              <dc:creator>Auteur inconnu</dc:creator>
              <dc:date>2017-04-26T10:40:00</dc:date>
            </office:change-info>
          </text:insertion>
        </text:changed-region>
        <text:changed-region xml:id="ct214177920" text:id="ct214177920">
          <text:insertion>
            <office:change-info>
              <dc:creator>Auteur inconnu</dc:creator>
              <dc:date>2016-12-01T10:56:00</dc:date>
            </office:change-info>
          </text:insertion>
        </text:changed-region>
        <text:changed-region xml:id="ct214177816" text:id="ct214177816">
          <text:insertion>
            <office:change-info>
              <dc:creator>Auteur inconnu</dc:creator>
              <dc:date>2017-03-14T11:09:00</dc:date>
            </office:change-info>
          </text:insertion>
        </text:changed-region>
        <text:changed-region xml:id="ct214177712" text:id="ct214177712">
          <text:insertion>
            <office:change-info>
              <dc:creator>Auteur inconnu</dc:creator>
              <dc:date>2017-04-26T10:06:00</dc:date>
            </office:change-info>
          </text:insertion>
        </text:changed-region>
        <text:changed-region xml:id="ct214177608" text:id="ct214177608">
          <text:insertion>
            <office:change-info>
              <dc:creator>Auteur inconnu</dc:creator>
              <dc:date>2016-12-01T12:08:00</dc:date>
            </office:change-info>
          </text:insertion>
        </text:changed-region>
        <text:changed-region xml:id="ct214177504" text:id="ct214177504">
          <text:insertion>
            <office:change-info>
              <dc:creator>Auteur inconnu</dc:creator>
              <dc:date>2016-12-01T12:10:00</dc:date>
            </office:change-info>
          </text:insertion>
        </text:changed-region>
        <text:changed-region xml:id="ct214177400" text:id="ct214177400">
          <text:insertion>
            <office:change-info>
              <dc:creator>Auteur inconnu</dc:creator>
              <dc:date>2017-04-26T10:41:00</dc:date>
            </office:change-info>
          </text:insertion>
        </text:changed-region>
        <text:changed-region xml:id="ct214177296" text:id="ct214177296">
          <text:insertion>
            <office:change-info>
              <dc:creator>Auteur inconnu</dc:creator>
              <dc:date>2017-03-14T11:10:00</dc:date>
            </office:change-info>
          </text:insertion>
        </text:changed-region>
        <text:changed-region xml:id="ct214177192" text:id="ct214177192">
          <text:insertion>
            <office:change-info>
              <dc:creator>Auteur inconnu</dc:creator>
              <dc:date>2017-04-26T10:07:00</dc:date>
            </office:change-info>
          </text:insertion>
        </text:changed-region>
        <text:changed-region xml:id="ct214176984" text:id="ct214176984">
          <text:insertion>
            <office:change-info>
              <dc:creator>inconnu</dc:creator>
              <dc:date>2009-02-11T16:17:00</dc:date>
            </office:change-info>
          </text:insertion>
        </text:changed-region>
        <text:changed-region xml:id="ct214176776" text:id="ct214176776">
          <text:insertion>
            <office:change-info>
              <dc:creator>inconnu</dc:creator>
              <dc:date>2010-03-23T12:37:00</dc:date>
            </office:change-info>
          </text:insertion>
        </text:changed-region>
        <text:changed-region xml:id="ct214176672" text:id="ct214176672">
          <text:insertion>
            <office:change-info>
              <dc:creator>inconnu</dc:creator>
              <dc:date>2008-06-10T09:51:00</dc:date>
            </office:change-info>
          </text:insertion>
        </text:changed-region>
        <text:changed-region xml:id="ct214176568" text:id="ct214176568">
          <text:insertion>
            <office:change-info>
              <dc:creator>Auteur inconnu</dc:creator>
              <dc:date>2016-12-01T15:00:00</dc:date>
            </office:change-info>
          </text:insertion>
        </text:changed-region>
        <text:changed-region xml:id="ct214176464" text:id="ct214176464">
          <text:insertion>
            <office:change-info>
              <dc:creator>Auteur inconnu</dc:creator>
              <dc:date>2016-12-01T15:01:00</dc:date>
            </office:change-info>
          </text:insertion>
        </text:changed-region>
        <text:changed-region xml:id="ct214176360" text:id="ct214176360">
          <text:insertion>
            <office:change-info>
              <dc:creator>Auteur inconnu</dc:creator>
              <dc:date>2016-12-01T15:01:00</dc:date>
            </office:change-info>
          </text:insertion>
        </text:changed-region>
        <text:changed-region xml:id="ct214176256" text:id="ct214176256">
          <text:insertion>
            <office:change-info>
              <dc:creator>Auteur inconnu</dc:creator>
              <dc:date>2016-12-01T15:01:00</dc:date>
            </office:change-info>
          </text:insertion>
        </text:changed-region>
        <text:changed-region xml:id="ct214177088" text:id="ct214177088">
          <text:insertion>
            <office:change-info>
              <dc:creator>Auteur inconnu</dc:creator>
              <dc:date>2017-03-14T11:29:00</dc:date>
            </office:change-info>
          </text:insertion>
        </text:changed-region>
        <text:changed-region xml:id="ct214176880" text:id="ct214176880">
          <text:insertion>
            <office:change-info>
              <dc:creator>Auteur inconnu</dc:creator>
              <dc:date>2017-03-14T11:29:00</dc:date>
            </office:change-info>
          </text:insertion>
        </text:changed-region>
        <text:changed-region xml:id="ct214176152" text:id="ct214176152">
          <text:insertion>
            <office:change-info>
              <dc:creator>Auteur inconnu</dc:creator>
              <dc:date>2017-03-14T11:30:00</dc:date>
            </office:change-info>
          </text:insertion>
        </text:changed-region>
        <text:changed-region xml:id="ct214176048" text:id="ct214176048">
          <text:insertion>
            <office:change-info>
              <dc:creator>Auteur inconnu</dc:creator>
              <dc:date>2017-03-14T11:36:00</dc:date>
            </office:change-info>
          </text:insertion>
        </text:changed-region>
        <text:changed-region xml:id="ct214175944" text:id="ct214175944">
          <text:insertion>
            <office:change-info>
              <dc:creator>Auteur inconnu</dc:creator>
              <dc:date>2017-03-14T11:31:00</dc:date>
            </office:change-info>
          </text:insertion>
        </text:changed-region>
        <text:changed-region xml:id="ct214175840" text:id="ct214175840">
          <text:insertion>
            <office:change-info>
              <dc:creator>Auteur inconnu</dc:creator>
              <dc:date>2017-03-14T11:36:00</dc:date>
            </office:change-info>
          </text:insertion>
        </text:changed-region>
        <text:changed-region xml:id="ct214175736" text:id="ct214175736">
          <text:insertion>
            <office:change-info>
              <dc:creator>Auteur inconnu</dc:creator>
              <dc:date>2017-03-14T11:3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1"><text:span text:style-name="T1">SEANCE DU COLLEGE COMMUNAL DU </text:span><text:change-start text:change-id="ct214178024"/><text:span text:style-name="T1">self.adapted().getDisplayableName()</text:span><text:change-end text:change-id="ct214178024"/><text:span text:style-name="T1"> </text:span></text:p>
      <text:p text:style-name="P20"/>
      <text:p text:style-name="P1"/>
      <text:p text:style-name="P13">PROCES-VERBAL</text:p>
      <text:p text:style-name="P11"/>
      <text:p text:style-name="P11">Le Collège communal se réunit à <text:change-start text:change-id="ct214177920"/>self.getPlace()<text:change-end text:change-id="ct214177920"/></text:p>
      <text:p text:style-name="P12">Ouverture de la séance :</text:p>
      <text:p text:style-name="P11">La présidence de la séance est assurée par le <text:change-start text:change-id="ct214177816"/>self.adapted().getSignatoriesForPrinting(0,0,True,True)<text:change-end text:change-id="ct214177816"/></text:p>
      <text:p text:style-name="P11">La séance est ouverte à <text:change-start text:change-id="ct214177712"/>self.adapted().getStartTime()<text:change-end text:change-id="ct214177712"/></text:p>
      <text:p text:style-name="P12">Sont présents :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6">MM.</text:p>
          </table:table-cell>
          <table:table-cell table:style-name="Tableau6.A1" office:value-type="string">
            <text:p text:style-name="standard2">A<office:annotation><dc:creator>Auteur inconnu</dc:creator><dc:date>2010-11-05T11:34:17.43</dc:date><text:p><text:span text:style-name="T13">do text if not self.getAssembly()</text:span></text:p><text:p>from xhtml(self.adapted().getStrikedAssembly(True,False),stylesMapping={'p':'standard2'})</text:p></office:annotation>ssembly</text:p>
            <text:p text:style-name="standard2">A<office:annotation><dc:creator>Auteur inconnu</dc:creator><dc:date>2010-11-06T14:26:04.45</dc:date><text:p><text:span text:style-name="T13">do text if self.getAssembly()</text:span></text:p><text:p>from xhtml(self.getAssembly(),stylesMapping={'p':'standard2'})</text:p></office:annotation>ssembly 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6"><text:change-start text:change-id="ct214177608"/><office:annotation><dc:creator>Auteur inconnu</dc:creator><dc:date>2016-12-01T12:08:50.45</dc:date><text:p><text:span text:style-name="T17">do table if self.adapted().getAbsentsForPrinting()</text:span></text:p></office:annotation><text:change-end text:change-id="ct214177608"/>Absence(s) :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27"/>
          </table:table-cell>
        </table:table-row>
        <table:table-row>
          <table:table-cell table:style-name="Tableau1.A1" office:value-type="string">
            <text:p text:style-name="Table_20_Contents">M.M.</text:p>
          </table:table-cell>
          <table:table-cell table:style-name="Tableau1.A1" office:value-type="string">
            <text:p text:style-name="Table_20_Contents"><text:change-start text:change-id="ct214177504"/><office:annotation><dc:creator>Auteur inconnu</dc:creator><dc:date>2016-12-01T12:10:21.45</dc:date><text:p><text:span text:style-name="T13">do text</text:span></text:p><text:p>from xhtml(self.adapted().getAbsentsForPrinting(),stylesMapping={'p':'standard2'})</text:p></office:annotation><text:change-end text:change-id="ct214177504"/></text:p>
          </table:table-cell>
        </table:table-row>
      </table:table>
      <text:p text:style-name="P16"/>
      <text:p text:style-name="P16"><office:annotation><dc:creator>Auteur inconnu</dc:creator><dc:date>2016-12-01T11:18:18.45</dc:date><text:p><text:span text:style-name="T17">do text</text:span></text:p><text:p>from xhtml(self.getPostObservations())</text:p></office:annotation>Observation</text:p>
      <text:p text:style-name="Text_20_body"><text:span text:style-name="T3">Mouvements en cours de séance </text:span>:</text:p>
      <text:p text:style-name="Text_20_body">Les éventuels mouvement en cours de séance sont mentionnés dans le corp du présent procès-verbal</text:p>
      <text:p text:style-name="Text_20_body"><text:span text:style-name="T3">Votes </text:span>:</text:p>
      <text:p text:style-name="Text_20_body">sauf mention contraire dans le corps du procès-verbal, les décisions qui y sont actées ont été adoptées à l'hunanimité</text:p>
      <text:p text:style-name="Text_20_body"><text:span text:style-name="T3">Fin de séance</text:span> :</text:p>
      <text:p text:style-name="Text_20_body">Le président a levé la séance à <text:change-start text:change-id="ct214177400"/>self.adapted().getEndTime()<text:change-end text:change-id="ct214177400"/></text:p>
      <text:p text:style-name="Text_20_body"><text:span text:style-name="T3"/></text:p>
      <text:p text:style-name="Text_20_body"><text:span text:style-name="T3">Procès-verbal</text:span> :</text:p>
      <text:p text:style-name="Text_20_body">Le procès-verbal est unique ; il comprend deux parties.</text:p>
      <text:p text:style-name="Text_20_body">La partie II reprend les points présentés sur ANDANA ; la partie I, les autres points.</text:p>
      <text:p text:style-name="P15">* <text:s text:c="2"/>* <text:s text:c="2"/>*</text:p>
      <text:p text:style-name="P15">*</text:p>
      <text:p text:style-name="P19"/>
      <text:p text:style-name="P30">Adoption du procès-verbal :</text:p>
      <text:p text:style-name="Text_20_body">Le Collège communal, en séance du <text:span text:style-name="T8">…..........</text:span><text:span text:style-name="T6"> </text:span>a été informé par écrit par le <text:change-start text:change-id="ct214177296"/>self.adapted().getSignatoriesForPrinting(1,0,True,True)<text:change-end text:change-id="ct214177296"/> de la finalisation en projet du présent procès-verbal.</text:p>
      <text:p text:style-name="Text_20_body">L'article 38 du Règlement d'ordre intérieur dispose :</text:p>
      <text:list xml:id="list3279842807093248685" text:style-name="L1">
        <text:list-item>
          <text:p text:style-name="P31">que les observations sur le texte en projet sont à formuler lors de la séance suivant celle lors de laquelle cette information est donnée ;</text:p>
        </text:list-item>
        <text:list-item>
          <text:p text:style-name="P31">qu'à défaut d'observation à ce moment, le procès-verbal sera considéré comme adopté.</text:p>
        </text:list-item>
      </text:list>
      <text:p text:style-name="Text_20_body">La séance suivant celle du <text:span text:style-name="T7">…...............</text:span> s'est tenue le …....................</text:p>
      <text:p text:style-name="Text_20_body">Aucune observation n'a alors été formulé sur le texte en projet du procès-verbal.</text:p>
      <text:p text:style-name="Text_20_body">En conséquence, le procès-verbal est considéré comme adopté à cette date ; il sera dès lors transcrit dans le registre officiel prévu à cet effet.</text:p>
      <text:p text:style-name="Text_20_body">La transcription sera revêtue des signatures du Bourgmestre et du Directeur général</text:p>
      <text:p text:style-name="Text_20_body"/>
      <text:p text:style-name="P14">*     *     *</text:p>
      <text:p text:style-name="P14">*</text:p>
      <text:p text:style-name="P29">TEXTE ADOPTE</text:p>
      <text:p text:style-name="P29">PARTIE I</text:p>
      <text:p text:style-name="P17"/>
      <text:p text:style-name="P17">A établir</text:p>
      <text:p text:style-name="P17"/>
      <text:p text:style-name="P29">FIN PARTIE I</text:p>
      <text:p text:style-name="P5">* <text:s text:c="3"/>* <text:s text:c="3"/>*</text:p>
      <text:p text:style-name="P5">*</text:p>
      <text:p text:style-name="P5"/>
      <text:p text:style-name="P23"/>
      <text:p text:style-name="P21"><text:span text:style-name="T1">SEANCE DU COLLEGE COMMUNAL DU </text:span><text:change-start text:change-id="ct214177192"/><text:span text:style-name="T1">self.adapted().getDisplayableName()</text:span><text:change-end text:change-id="ct214177192"/><text:span text:style-name="T1"> </text:span></text:p>
      <text:p text:style-name="P20"/>
      <text:p text:style-name="P2"/>
      <text:p text:style-name="P29">TEXTE ADOPTE</text:p>
      <text:p text:style-name="P29">PARTIE II</text:p>
      <text:p text:style-name="P5"/>
      <text:p text:style-name="P5">* <text:s text:c="3"/>* <text:s text:c="3"/>*</text:p>
      <text:p text:style-name="P5"/>
      <text:section text:style-name="Sect1" text:name="Section1">
        <text:p text:style-name="P24"><office:annotation><dc:creator>Auteur inconnu</dc:creator><dc:date>2016-12-01T12:33:23.46</dc:date><text:p><text:span text:style-name="T17">do section for item in self.adapted().getPrintableItemsByNumCategory(uids=itemUids,catstoexclude=[],exclude=True,allItems=True)</text:span></text:p></office:annotation><text:change-start text:change-id="ct214176984"/>item[0].Title()[3:]<text:change-end text:change-id="ct214176984"/></text:p>
        <text:section text:style-name="Sect1" text:name="Section2">
          <text:p text:style-name="Standard2"><text:change-start text:change-id="ct214176776"/><text:span text:style-name="T4">p[1]</text:span><text:change-end text:change-id="ct214176776"/><text:span text:style-name="T4">. </text:span><text:change-start text:change-id="ct214176672"/><text:span text:style-name="T3">p[0].Title()</text:span><text:change-end text:change-id="ct214176672"/><text:span text:style-name="T2"><office:annotation><dc:date>2008-06-10T00:00:00.46</dc:date><text:p>do section for p in item[1]</text:p></office:annotation></text:span></text:p>
          <text:p text:style-name="Standard"/>
          <table:table table:name="Tableau7" table:style-name="Tableau7">
            <table:table-column table:style-name="Tableau7.A"/>
            <table:table-column table:style-name="Tableau7.B"/>
            <table:table-column table:style-name="Tableau7.C"/>
            <table:table-row>
              <table:table-cell table:style-name="Tableau7.A1" office:value-type="string">
                <text:p text:style-name="P26"/>
              </table:table-cell>
              <table:table-cell table:style-name="Tableau7.A1" table:number-columns-spanned="2" office:value-type="string">
                <text:p text:style-name="P26"><text:span text:style-name="T12"><office:annotation><dc:creator>Auteur inconnu</dc:creator><dc:date>2016-12-01T12:08:50.46</dc:date><text:p><text:span text:style-name="T17">do table if p[0].adapted().getItemAbsentsForPrinting()</text:span></text:p></office:annotation></text:span><text:span text:style-name="T12">Absent(s) pour l'examen de ce point  </text:span>:</text:p>
              </table:table-cell>
              <table:covered-table-cell/>
            </table:table-row>
            <table:table-row table:style-name="Tableau7.2">
              <table:table-cell table:style-name="Tableau7.A1" office:value-type="string">
                <text:p text:style-name="P27"/>
              </table:table-cell>
              <table:table-cell table:style-name="Tableau7.A1" office:value-type="string">
                <text:p text:style-name="P27"/>
              </table:table-cell>
              <table:table-cell table:style-name="Tableau7.A1" office:value-type="string">
                <text:p text:style-name="P27"/>
              </table:table-cell>
            </table:table-row>
            <table:table-row table:style-name="Tableau7.3">
              <table:table-cell table:style-name="Tableau7.A1" office:value-type="string">
                <text:p text:style-name="Table_20_Contents"/>
              </table:table-cell>
              <table:table-cell table:style-name="Tableau7.A1" office:value-type="string">
                <text:p text:style-name="Table_20_Contents">MM.</text:p>
              </table:table-cell>
              <table:table-cell table:style-name="Tableau7.A1" office:value-type="string">
                <text:p text:style-name="Table_20_Contents"><office:annotation><dc:creator>Auteur inconnu</dc:creator><dc:date>2016-12-01T12:10:21.48</dc:date><text:p><text:span text:style-name="T13">do text</text:span></text:p><text:p>from xhtml(p[0].adapted().getItemAbsentsForPrinting(),stylesMapping={'p':'standard2'})</text:p></office:annotation></text:p>
              </table:table-cell>
            </table:table-row>
          </table:table>
          <text:p text:style-name="Standard"><office:annotation><dc:date>2008-06-10T00:00:00.48</dc:date><text:p>do text</text:p><text:p>from xhtml(p[0].getTextpv(),stylesMapping={'p':'Standard2'})</text:p></office:annotation>Textpv</text:p>
          <text:p text:style-name="Standard"><office:annotation><dc:date>2010-02-22T00:00:00.48</dc:date><text:p>do text</text:p><text:p>from xhtml(p[0].getPv(),stylesMapping={'p':'Standard2'})</text:p></office:annotation>Pv</text:p>
          <table:table table:name="Tableau4" table:style-name="Tableau4">
            <table:table-column table:style-name="Tableau4.A"/>
            <table:table-row table:style-name="Tableau4.1">
              <table:table-cell table:style-name="Tableau4.A1" office:value-type="string">
                <text:p text:style-name="P32"><office:annotation><dc:creator>Auteur inconnu</dc:creator><dc:date>2016-12-01T14:58:50.48</dc:date><text:p><text:span text:style-name="T15">do table- for annex in IAnnexable(p[0]).getAnnexesToPrint(relatedTo='item_decision')</text:span></text:p></office:annotation></text:p>
                <table:table table:name="Tableau5" table:style-name="Tableau5">
                  <table:table-column table:style-name="Tableau5.A"/>
                  <table:table-row>
                    <table:table-cell table:style-name="Tableau5.A1" office:value-type="string">
                      <text:p text:style-name="P28"><text:span text:style-name="T2"><office:annotation><dc:creator>Auteur inconnu</dc:creator><dc:date>2016-09-12T14:44:38.48</dc:date><text:p text:style-name="P33"><text:span text:style-name="T16">do table for image in annex['images']</text:span></text:p></office:annotation></text:span><text:span text:style-name="T2">Annexe </text:span><text:change-start text:change-id="ct214176568"/><text:span text:style-name="T11">annex['number']</text:span><text:change-end text:change-id="ct214176568"/><text:span text:style-name="T11">/</text:span><text:change-start text:change-id="ct214176464"/><text:span text:style-name="T11">len(IAnnexable(p[0]).getAnnexesToPrint(relatedTo='item_decision'))</text:span><text:change-end text:change-id="ct214176464"/><text:span text:style-name="T11">, page </text:span><text:change-start text:change-id="ct214176360"/><text:span text:style-name="T11">image['number']</text:span><text:change-end text:change-id="ct214176360"/><text:span text:style-name="T11">/</text:span><text:change-start text:change-id="ct214176256"/><text:span text:style-name="T11">annex['number_of_images']</text:span><text:change-end text:change-id="ct214176256"/></text:p>
                      <text:p text:style-name="Table_20_Contents"><text:span text:style-name="T9"><office:annotation><dc:creator>Auteur inconnu</dc:creator><dc:date>2016-09-09T16:31:31.49</dc:date><text:p text:style-name="P33"><text:span text:style-name="T15">do text</text:span></text:p><text:p text:style-name="P33"><text:span text:style-name="T15">from document(at=image['path'], anchor='as-char', size=(17.81, 25))</text:span></text:p></office:annotation></text:span><text:span text:style-name="T9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Standard"/>
        </text:section>
      </text:section>
      <text:p text:style-name="P4">*  *  *</text:p>
      <text:p text:style-name="P18"> </text:p>
      <text:p text:style-name="P29">FIN PARTIE II</text:p>
      <text:p text:style-name="P7"/>
      <text:p text:style-name="P15"><text:span text:style-name="T5">Par le Collège,</text:span> 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standard4"/>
          </table:table-cell>
          <table:table-cell table:style-name="Tableau2.A1" office:value-type="string">
            <text:p text:style-name="standard4"><text:bookmark text:name="DDE_LINK11"/><text:span text:style-name="T10"><office:annotation><dc:date>2010-08-27T00:00:00.49</dc:date><text:p>do table if not self.getSignatures()</text:p></office:annotation></text:span>Le <text:change-start text:change-id="ct214177088"/>self.adapted().getSignatoriesForPrinting(1,0,False,True)<text:change-end text:change-id="ct214177088"/>,</text:p>
          </table:table-cell>
          <table:table-cell table:style-name="Tableau2.A1" office:value-type="string">
            <text:p text:style-name="standard4"/>
          </table:table-cell>
          <table:table-cell table:style-name="Tableau2.A1" office:value-type="string">
            <text:p text:style-name="standard4">Le Président,</text:p>
          </table:table-cell>
        </table:table-row>
        <table:table-row table:style-name="Tableau2.2">
          <table:table-cell table:style-name="Tableau2.A1" office:value-type="string">
            <text:p text:style-name="P25"/>
          </table:table-cell>
          <table:table-cell table:style-name="Tableau2.A1" office:value-type="string">
            <text:p text:style-name="P25"/>
          </table:table-cell>
          <table:table-cell table:style-name="Tableau2.A1" office:value-type="string">
            <text:p text:style-name="P25"/>
          </table:table-cell>
          <table:table-cell table:style-name="Tableau2.A1" office:value-type="string">
            <text:p text:style-name="P25"/>
          </table:table-cell>
        </table:table-row>
        <table:table-row>
          <table:table-cell table:style-name="Tableau2.A1" office:value-type="string">
            <text:p text:style-name="P25"/>
          </table:table-cell>
          <table:table-cell table:style-name="Tableau2.A1" office:value-type="string">
            <text:p text:style-name="standard4">(s) <text:change-start text:change-id="ct214176880"/>self.adapted().getSignatoriesForPrinting(1,1,False,True)<text:change-end text:change-id="ct214176880"/>.</text:p>
          </table:table-cell>
          <table:table-cell table:style-name="Tableau2.A1" office:value-type="string">
            <text:p text:style-name="P25"/>
          </table:table-cell>
          <table:table-cell table:style-name="Tableau2.A1" office:value-type="string">
            <text:p text:style-name="standard4">(s) <text:change-start text:change-id="ct214176152"/>self.adapted().getSignatoriesForPrinting(0,1,False,True)<text:change-end text:change-id="ct214176152"/>.</text:p>
            <text:p text:style-name="standard4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8">*     *     *</text:p>
            <text:p text:style-name="P7">Adopté en séance</text:p>
            <text:p text:style-name="P9"> </text:p>
            <text:p text:style-name="P7">PAR LE COLLEGE,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1" office:value-type="string">
            <text:p text:style-name="P25"><office:annotation><dc:creator>Auteur inconnu</dc:creator><dc:date>2010-11-04T13:44:44.49</dc:date><text:p><text:span text:style-name="T14">do table if not self.getSignatures()</text:span></text:p></office:annotation></text:p>
          </table:table-cell>
          <table:table-cell table:style-name="Tableau3.A1" office:value-type="string">
            <text:p text:style-name="standard4"><text:bookmark-start text:name="DDE_LINK111"/>L<text:bookmark-end text:name="DDE_LINK111"/>e <text:change-start text:change-id="ct214176048"/>self.adapted().getSignatoriesForPrinting(1,0,True,False)<text:change-end text:change-id="ct214176048"/>,</text:p>
          </table:table-cell>
          <table:table-cell table:style-name="Tableau3.A1" office:value-type="string">
            <text:p text:style-name="standard4"/>
          </table:table-cell>
          <table:table-cell table:style-name="Tableau3.A1" office:value-type="string">
            <text:p text:style-name="standard4">Le <text:change-start text:change-id="ct214175944"/>self.adapted().getSignatoriesForPrinting(0,0,True,False)<text:change-end text:change-id="ct214175944"/>,</text:p>
          </table:table-cell>
        </table:table-row>
        <table:table-row table:style-name="Tableau3.3">
          <table:table-cell table:style-name="Tableau3.A1" office:value-type="string">
            <text:p text:style-name="P25"/>
          </table:table-cell>
          <table:table-cell table:style-name="Tableau3.A1" office:value-type="string">
            <text:p text:style-name="standard4"/>
          </table:table-cell>
          <table:table-cell table:style-name="Tableau3.A1" office:value-type="string">
            <text:p text:style-name="standard4"/>
          </table:table-cell>
          <table:table-cell table:style-name="Tableau3.A1" office:value-type="string">
            <text:p text:style-name="standard4"/>
          </table:table-cell>
        </table:table-row>
        <text:soft-page-break/>
        <table:table-row>
          <table:table-cell table:style-name="Tableau3.A1" office:value-type="string">
            <text:p text:style-name="standard4"/>
          </table:table-cell>
          <table:table-cell table:style-name="Tableau3.A1" office:value-type="string">
            <text:p text:style-name="standard4"><text:change-start text:change-id="ct214175840"/>self.adapted().getSignatoriesForPrinting(1,1,True,False)<text:change-end text:change-id="ct214175840"/></text:p>
          </table:table-cell>
          <table:table-cell table:style-name="Tableau3.A1" office:value-type="string">
            <text:p text:style-name="standard4"/>
          </table:table-cell>
          <table:table-cell table:style-name="Tableau3.A1" office:value-type="string">
            <text:p text:style-name="standard4"><text:change-start text:change-id="ct214175736"/>self.adapted().getSignatoriesForPrinting(0,1,True,False)<text:change-end text:change-id="ct214175736"/></text:p>
          </table:table-cell>
        </table:table-row>
      </table:table>
      <text:p text:style-name="P7"/>
      <text:section text:style-name="Sect2" text:name="Section3">
        <text:p text:style-name="P7"><office:annotation><dc:creator>Auteur inconnu</dc:creator><dc:date>2010-11-05T11:28:10.51</dc:date><text:p><text:span text:style-name="T13">do section if self.getSignatures()</text:span></text:p></office:annotation>PAR LE COLLEGE,</text:p>
        <text:p text:style-name="P8"> </text:p>
        <text:p text:style-name="P7">Le Directeur général, <text:s text:c="59"/>        LE PRESIDENT,</text:p>
        <text:p text:style-name="P7"/>
        <text:p text:style-name="P7">(s)Y.GEMINE                     <text:s text:c="59"/>(s) C.EERDEKENS</text:p>
        <text:p text:style-name="P8"> </text:p>
        <text:p text:style-name="P8">*     *     *</text:p>
        <text:p text:style-name="P7">Adopté en séance</text:p>
        <text:p text:style-name="P9"> </text:p>
        <text:p text:style-name="P7">PAR LE COLLEGE,</text:p>
        <text:p text:style-name="P8">  </text:p>
        <text:p text:style-name="P10">Le Directeur Gener<text:tab/>al,        <text:s text:c="52"/>Le Bourgmestre,</text:p>
        <text:p text:style-name="P10"> </text:p>
        <text:p text:style-name="P10"> </text:p>
        <text:p text:style-name="P10"><text:s/>Y.GEMINE                    <text:s text:c="61"/>C.EERDEKENS</text:p>
      </text:section>
      <text:p text:style-name="P15"/>
      <text:p text:style-name="P3">------------------------------------------------------------------------------------------------------------</text:p>
      <text:p text:style-name="standard2"/>
      <text:p text:style-name="standard2"/>
      <text:p text:style-name="standard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Tahoma5" svg:font-family="Tahoma"/>
    <style:font-face style:name="Courier New1" svg:font-family="'Courier New'" style:font-family-generic="modern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2" fo:widows="2" fo:text-indent="0cm" style:auto-text-indent="false" style:writing-mode="lr-tb">
        <style:tab-stops/>
      </style:paragraph-properties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0cm" style:auto-text-indent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fo:text-align="center" style:justify-single-word="false" style:page-number="auto" fo:keep-with-next="always"/>
      <style:text-properties fo:font-variant="normal" fo:text-transform="none" fo:color="#800000" style:font-name="Tahoma" fo:font-size="16pt" fo:font-weight="bold" style:font-name-asian="Lucida Sans Unicode" style:font-size-asian="14pt" style:font-name-complex="Tahoma4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22cm" fo:margin-bottom="0.109cm" fo:text-align="start" style:justify-single-word="false" style:page-number="auto" fo:break-before="auto" fo:break-after="auto" fo:background-color="transparent" fo:padding="0cm" fo:border="none" style:shadow="none" fo:keep-with-next="always" text:number-lines="false" text:line-number="0">
        <style:tab-stops/>
        <style:background-image/>
      </style:paragraph-properties>
      <style:text-properties fo:font-variant="small-caps" style:use-window-font-color="true" style:font-name="Arial1" fo:font-size="12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cm" fo:margin-bottom="0cm" style:page-number="auto" fo:break-before="page" fo:keep-with-next="always">
        <style:tab-stops>
          <style:tab-stop style:position="1.588cm"/>
        </style:tab-stops>
      </style:paragraph-properties>
      <style:text-properties fo:font-variant="normal" fo:text-transform="none" style:font-name="Arial2" fo:font-size="6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list-style-name="" style:class="extra">
      <style:paragraph-properties style:shadow="none" text:number-lines="true" text:line-number="1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5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style:font-name="Arial2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4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1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1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1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1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1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PSPACE" style:family="paragraph" style:master-page-name="">
      <style:paragraph-properties style:page-number="auto" fo:break-before="page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standard2" style:family="paragraph" style:parent-style-name="Standard" style:class="text">
      <style:paragraph-properties fo:margin-left="0cm" fo:margin-right="0cm" fo:text-indent="0cm" style:auto-text-indent="false" fo:background-color="transparent">
        <style:tab-stops/>
        <style:background-image/>
      </style:paragraph-properties>
      <style:text-properties style:text-underline-style="none" fo:font-weight="normal"/>
    </style:style>
    <style:style style:name="Standard2" style:family="paragraph" style:parent-style-name="Standard" style:master-page-name="">
      <style:paragraph-properties fo:margin-left="0cm" fo:margin-right="0cm" fo:margin-top="0.199cm" fo:margin-bottom="0.199cm" fo:text-align="justify" style:justify-single-word="false" fo:text-indent="1.499cm" style:auto-text-indent="false" style:page-number="auto"/>
    </style:style>
    <style:style style:name="standard4" style:family="paragraph" style:parent-style-name="standard2">
      <style:text-properties fo:font-style="italic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rubrique" style:family="text">
      <style:text-properties style:font-name="Arial1"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.501cm" fo:margin-right="2.501cm" style:shadow="none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8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matiere"/>
    <style:master-page style:name="Left_20_Page" style:display-name="Left Page" style:page-layout-name="Mpm3"/>
    <style:master-page style:name="Right_20_Page" style:display-name="Right Page" style:page-layout-name="Mpm4">
      <style:footer>
        <text:p text:style-name="Footer"/>
      </style:footer>
    </style:master-page>
    <style:master-page style:name="Index" style:page-layout-name="Mpm2"/>
    <style:master-page style:name="HTML" style:page-layout-name="Mpm5"/>
    <style:master-page style:name="Footnote" style:page-layout-name="Mpm6"/>
    <style:master-page style:name="Endnote" style:page-layout-name="Mpm6"/>
    <style:master-page style:name="matiere" style:page-layout-name="Mpm7" style:next-style-name="Standard"/>
    <style:master-page style:name="annex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6-01-24T15:14:18</meta:creation-date>
    <dc:date>2017-04-28T13:46:40.57</dc:date>
    <dc:language>fr-FR</dc:language>
    <meta:editing-cycles>317</meta:editing-cycles>
    <meta:editing-duration>P54DT10H46M38S</meta:editing-duration>
    <meta:document-statistic meta:table-count="7" meta:image-count="0" meta:object-count="0" meta:page-count="4" meta:paragraph-count="88" meta:word-count="394" meta:character-count="3252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